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27"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28" style:family="paragraph" style:parent-style-name="Standard">
      <style:text-properties officeooo:rsid="00270b61" officeooo:paragraph-rsid="00270b61"/>
    </style:style>
    <style:style style:name="P29" style:family="paragraph" style:parent-style-name="Standard">
      <style:text-properties officeooo:paragraph-rsid="00270b61"/>
    </style:style>
    <style:style style:name="P30" style:family="paragraph" style:parent-style-name="Standard">
      <style:text-properties officeooo:paragraph-rsid="002cd037"/>
    </style:style>
    <style:style style:name="P31" style:family="paragraph" style:parent-style-name="Standard">
      <style:text-properties officeooo:rsid="002ea392" officeooo:paragraph-rsid="002ea392"/>
    </style:style>
    <style:style style:name="P32" style:family="paragraph" style:parent-style-name="Standard">
      <style:text-properties officeooo:paragraph-rsid="002ae53b"/>
    </style:style>
    <style:style style:name="P33" style:family="paragraph" style:parent-style-name="Standard">
      <style:text-properties officeooo:rsid="0030a6cc" officeooo:paragraph-rsid="0030a6cc"/>
    </style:style>
    <style:style style:name="P34" style:family="paragraph" style:parent-style-name="Standard">
      <style:text-properties officeooo:rsid="003271f5" officeooo:paragraph-rsid="003271f5"/>
    </style:style>
    <style:style style:name="P35" style:family="paragraph" style:parent-style-name="Standard">
      <style:text-properties officeooo:paragraph-rsid="003359c4"/>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8" style:family="paragraph" style:parent-style-name="Standard">
      <style:text-properties style:text-underline-style="solid" style:text-underline-width="auto" style:text-underline-color="font-color" officeooo:rsid="0044cdd8" officeooo:paragraph-rsid="0044cdd8"/>
    </style:style>
    <style:style style:name="P39" style:family="paragraph" style:parent-style-name="Standard">
      <style:text-properties style:text-underline-style="solid" style:text-underline-width="auto" style:text-underline-color="font-color" officeooo:rsid="003aa6ba" officeooo:paragraph-rsid="0044cdd8"/>
    </style:style>
    <style:style style:name="P40" style:family="paragraph" style:parent-style-name="Standard">
      <style:text-properties officeooo:paragraph-rsid="00372abc"/>
    </style:style>
    <style:style style:name="P41" style:family="paragraph" style:parent-style-name="Standard">
      <style:text-properties officeooo:rsid="003a29f8" officeooo:paragraph-rsid="003a29f8"/>
    </style:style>
    <style:style style:name="P42" style:family="paragraph" style:parent-style-name="Standard">
      <style:text-properties officeooo:rsid="003aa6ba" officeooo:paragraph-rsid="003aa6ba"/>
    </style:style>
    <style:style style:name="P43" style:family="paragraph" style:parent-style-name="Standard">
      <style:text-properties officeooo:rsid="003aa6ba" officeooo:paragraph-rsid="0044cdd8"/>
    </style:style>
    <style:style style:name="P44" style:family="paragraph" style:parent-style-name="Standard">
      <style:text-properties officeooo:rsid="003aa6ba" officeooo:paragraph-rsid="0058fd9e"/>
    </style:style>
    <style:style style:name="P45" style:family="paragraph" style:parent-style-name="Standard">
      <style:text-properties officeooo:paragraph-rsid="003aa6ba"/>
    </style:style>
    <style:style style:name="P46" style:family="paragraph" style:parent-style-name="Standard">
      <style:text-properties officeooo:rsid="003aa7ab" officeooo:paragraph-rsid="003aa7ab"/>
    </style:style>
    <style:style style:name="P47" style:family="paragraph" style:parent-style-name="Standard">
      <style:text-properties officeooo:rsid="003de1b9" officeooo:paragraph-rsid="003de1b9"/>
    </style:style>
    <style:style style:name="P48" style:family="paragraph" style:parent-style-name="Standard">
      <style:text-properties officeooo:paragraph-rsid="003de1b9"/>
    </style:style>
    <style:style style:name="P49" style:family="paragraph" style:parent-style-name="Standard">
      <style:text-properties officeooo:rsid="003fd690" officeooo:paragraph-rsid="003fd690"/>
    </style:style>
    <style:style style:name="P50" style:family="paragraph" style:parent-style-name="Standard">
      <style:text-properties fo:font-weight="normal" officeooo:rsid="002ea392" style:font-weight-asian="normal" style:font-weight-complex="normal"/>
    </style:style>
    <style:style style:name="P51" style:family="paragraph" style:parent-style-name="Standard">
      <style:text-properties fo:font-weight="normal" officeooo:rsid="002fc871" officeooo:paragraph-rsid="002ea392" style:font-weight-asian="normal" style:font-weight-complex="normal"/>
    </style:style>
    <style:style style:name="P52" style:family="paragraph" style:parent-style-name="Standard">
      <style:text-properties officeooo:rsid="002cd037" officeooo:paragraph-rsid="002cd037"/>
    </style:style>
    <style:style style:name="P53" style:family="paragraph" style:parent-style-name="Standard">
      <style:text-properties officeooo:rsid="00341b3d" officeooo:paragraph-rsid="00341b3d"/>
    </style:style>
    <style:style style:name="P54" style:family="paragraph" style:parent-style-name="Standard">
      <style:text-properties officeooo:rsid="004372e9" officeooo:paragraph-rsid="004372e9"/>
    </style:style>
    <style:style style:name="P55" style:family="paragraph" style:parent-style-name="Standard">
      <style:text-properties officeooo:paragraph-rsid="00437971"/>
    </style:style>
    <style:style style:name="P56" style:family="paragraph" style:parent-style-name="Standard">
      <style:text-properties officeooo:rsid="0044cdd8" officeooo:paragraph-rsid="0044cdd8"/>
    </style:style>
    <style:style style:name="P57" style:family="paragraph" style:parent-style-name="Standard">
      <style:text-properties officeooo:rsid="0046655d" officeooo:paragraph-rsid="0046655d"/>
    </style:style>
    <style:style style:name="P58" style:family="paragraph" style:parent-style-name="Standard">
      <style:text-properties officeooo:rsid="0046655d" officeooo:paragraph-rsid="0044cdd8"/>
    </style:style>
    <style:style style:name="P59" style:family="paragraph" style:parent-style-name="Standard">
      <style:text-properties officeooo:rsid="00437971" officeooo:paragraph-rsid="00437971"/>
    </style:style>
    <style:style style:name="P60" style:family="paragraph" style:parent-style-name="Standard">
      <style:text-properties officeooo:rsid="0047d2f0" officeooo:paragraph-rsid="0047d2f0"/>
    </style:style>
    <style:style style:name="P61" style:family="paragraph" style:parent-style-name="Standard">
      <style:text-properties officeooo:rsid="004c2674" officeooo:paragraph-rsid="004c2674"/>
    </style:style>
    <style:style style:name="P62" style:family="paragraph" style:parent-style-name="Standard">
      <style:text-properties officeooo:rsid="004deacb" officeooo:paragraph-rsid="004deacb"/>
    </style:style>
    <style:style style:name="P63" style:family="paragraph" style:parent-style-name="Standard">
      <style:text-properties officeooo:rsid="004deacb" officeooo:paragraph-rsid="004dee19"/>
    </style:style>
    <style:style style:name="P64" style:family="paragraph" style:parent-style-name="Standard">
      <style:text-properties officeooo:paragraph-rsid="004deacb"/>
    </style:style>
    <style:style style:name="P65" style:family="paragraph" style:parent-style-name="Standard">
      <style:text-properties officeooo:rsid="0049546b" officeooo:paragraph-rsid="0049546b"/>
    </style:style>
    <style:style style:name="P66" style:family="paragraph" style:parent-style-name="Standard">
      <style:text-properties officeooo:rsid="00471dfd" officeooo:paragraph-rsid="0051f3fe"/>
    </style:style>
    <style:style style:name="P67" style:family="paragraph" style:parent-style-name="Standard">
      <style:text-properties officeooo:rsid="00471dfd" officeooo:paragraph-rsid="00471dfd"/>
    </style:style>
    <style:style style:name="P68" style:family="paragraph" style:parent-style-name="Standard">
      <style:text-properties officeooo:rsid="0053331d" officeooo:paragraph-rsid="0053331d"/>
    </style:style>
    <style:style style:name="P69" style:family="paragraph" style:parent-style-name="Standard">
      <style:text-properties officeooo:rsid="0054c6c3" officeooo:paragraph-rsid="0054c6c3"/>
    </style:style>
    <style:style style:name="P70" style:family="paragraph" style:parent-style-name="Standard">
      <style:text-properties officeooo:rsid="0056a9f2" officeooo:paragraph-rsid="0056a9f2"/>
    </style:style>
    <style:style style:name="P71" style:family="paragraph" style:parent-style-name="Standard">
      <style:text-properties officeooo:paragraph-rsid="0058fd9e"/>
    </style:style>
    <style:style style:name="P72" style:family="paragraph" style:parent-style-name="Standard">
      <style:text-properties officeooo:rsid="0059683e" officeooo:paragraph-rsid="0059683e"/>
    </style:style>
    <style:style style:name="P73" style:family="paragraph" style:parent-style-name="Standard">
      <style:text-properties officeooo:rsid="005bd9f7" officeooo:paragraph-rsid="005bd9f7"/>
    </style:style>
    <style:style style:name="P74" style:family="paragraph" style:parent-style-name="Standard">
      <style:text-properties officeooo:rsid="005c65da" officeooo:paragraph-rsid="005c65da"/>
    </style:style>
    <style:style style:name="P75" style:family="paragraph" style:parent-style-name="Standard">
      <style:text-properties style:font-name="Waree1" officeooo:rsid="003aa6ba"/>
    </style:style>
    <style:style style:name="P76" style:family="paragraph" style:parent-style-name="Standard">
      <style:text-properties style:font-name="Waree1" fo:font-size="11pt" officeooo:rsid="003aa6ba" officeooo:paragraph-rsid="0044cdd8" style:font-size-asian="11pt" style:font-size-complex="11pt"/>
    </style:style>
    <style:style style:name="P77" style:family="paragraph" style:parent-style-name="Standard">
      <style:text-properties style:font-name="Waree1" fo:font-size="11pt" officeooo:rsid="003aa6ba" officeooo:paragraph-rsid="00678909" style:font-size-asian="11pt" style:font-size-complex="11pt"/>
    </style:style>
    <style:style style:name="P78" style:family="paragraph" style:parent-style-name="Standard">
      <style:text-properties style:font-name="Waree1" fo:font-size="11pt" officeooo:rsid="0065c4b4" officeooo:paragraph-rsid="0065c4b4" style:font-size-asian="11pt" style:font-size-complex="11pt"/>
    </style:style>
    <style:style style:name="P79" style:family="paragraph" style:parent-style-name="Standard">
      <style:text-properties style:font-name="Waree1" fo:font-size="11pt" officeooo:rsid="006689e1" officeooo:paragraph-rsid="00678909" style:font-size-asian="11pt" style:font-size-complex="11pt"/>
    </style:style>
    <style:style style:name="P80" style:family="paragraph" style:parent-style-name="Standard">
      <style:text-properties style:font-name="Waree1" fo:font-size="11pt" officeooo:rsid="00678909" officeooo:paragraph-rsid="00678909" style:font-size-asian="11pt" style:font-size-complex="11pt"/>
    </style:style>
    <style:style style:name="P81" style:family="paragraph" style:parent-style-name="Standard">
      <style:text-properties style:font-name="Waree1" officeooo:rsid="006e6996" officeooo:paragraph-rsid="006e6996"/>
    </style:style>
    <style:style style:name="P82" style:family="paragraph" style:parent-style-name="Standard">
      <style:text-properties style:font-name="Waree1" fo:font-weight="bold" officeooo:rsid="00705905" officeooo:paragraph-rsid="00705905" style:font-weight-asian="bold" style:font-weight-complex="bold"/>
    </style:style>
    <style:style style:name="P83" style:family="paragraph" style:parent-style-name="Standard">
      <style:text-properties style:font-name="Waree1" fo:font-weight="bold" officeooo:rsid="007163f9" officeooo:paragraph-rsid="007163f9" style:font-weight-asian="bold" style:font-weight-complex="bold"/>
    </style:style>
    <style:style style:name="P84" style:family="paragraph" style:parent-style-name="Standard">
      <style:text-properties fo:font-size="5pt" officeooo:rsid="003aa6ba" officeooo:paragraph-rsid="0044cdd8" style:font-size-asian="4.75pt" style:font-size-complex="5.44999980926514pt"/>
    </style:style>
    <style:style style:name="P85" style:family="paragraph" style:parent-style-name="Preformatted_20_Text">
      <style:text-properties officeooo:rsid="001f53a6" officeooo:paragraph-rsid="001f53a6"/>
    </style:style>
    <style:style style:name="P86" style:family="paragraph" style:parent-style-name="Preformatted_20_Text">
      <style:text-properties officeooo:paragraph-rsid="002cd037"/>
    </style:style>
    <style:style style:name="P87" style:family="paragraph" style:parent-style-name="Preformatted_20_Text">
      <style:paragraph-properties fo:margin-top="0cm" fo:margin-bottom="0.499cm" loext:contextual-spacing="false"/>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weight="bold" style:font-weight-asian="bold" style:font-weight-complex="bold"/>
    </style:style>
    <style:style style:name="P90" style:family="paragraph" style:parent-style-name="Standard">
      <style:paragraph-properties fo:break-before="page"/>
      <style:text-properties fo:font-weight="bold" officeooo:rsid="003aa6ba" officeooo:paragraph-rsid="0044cdd8" style:font-weight-asian="bold" style:font-weight-complex="bold"/>
    </style:style>
    <style:style style:name="P9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9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9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94" style:family="paragraph" style:parent-style-name="Standard">
      <style:text-properties style:font-name="Waree1" fo:font-size="11pt" officeooo:rsid="00678909" officeooo:paragraph-rsid="00678909" style:font-size-asian="11pt" style:font-size-complex="11pt"/>
    </style:style>
    <style:style style:name="P95" style:family="paragraph" style:parent-style-name="Standard">
      <style:text-properties style:font-name="Waree1" fo:font-weight="normal" officeooo:rsid="007163f9" officeooo:paragraph-rsid="007163f9" style:font-weight-asian="normal" style:font-weight-complex="normal"/>
    </style:style>
    <style:style style:name="P96" style:family="paragraph" style:parent-style-name="Standard">
      <style:text-properties style:font-name="Waree1" fo:font-weight="normal" officeooo:rsid="00705905" officeooo:paragraph-rsid="007163f9" style:font-weight-asian="normal" style:font-weight-complex="normal"/>
    </style:style>
    <style:style style:name="P97" style:family="paragraph" style:parent-style-name="Standard">
      <style:text-properties officeooo:rsid="0051154a" officeooo:paragraph-rsid="0051154a"/>
    </style:style>
    <style:style style:name="P98" style:family="paragraph" style:parent-style-name="Standard">
      <style:text-properties style:font-name="Waree1" fo:font-weight="normal" officeooo:rsid="00705905" officeooo:paragraph-rsid="007419f0" style:font-weight-asian="normal" style:font-weight-complex="normal"/>
    </style:style>
    <style:style style:name="P99" style:family="paragraph" style:parent-style-name="Standard">
      <style:text-properties style:font-name="Waree1" fo:font-weight="normal" officeooo:rsid="00705905" officeooo:paragraph-rsid="00788bcb" style:font-weight-asian="normal" style:font-weight-complex="normal"/>
    </style:style>
    <style:style style:name="P100" style:family="paragraph" style:parent-style-name="Standard">
      <style:text-properties style:font-name="Waree1" fo:font-weight="normal" officeooo:rsid="00788bcb" officeooo:paragraph-rsid="00788bcb" style:font-weight-asian="normal" style:font-weight-complex="normal"/>
    </style:style>
    <style:style style:name="P101" style:family="paragraph" style:parent-style-name="Standard">
      <style:text-properties style:font-name="Waree1" fo:font-weight="normal" officeooo:rsid="0075b2f7" officeooo:paragraph-rsid="0075b2f7" style:font-weight-asian="normal" style:font-weight-complex="normal"/>
    </style:style>
    <style:style style:name="P102"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style:font-name="Slack-Lato" fo:font-size="11.25pt" fo:letter-spacing="normal" fo:font-style="normal"/>
    </style:style>
    <style:style style:name="T23" style:family="text">
      <style:text-properties fo:font-variant="normal" fo:text-transform="none" fo:color="#1d1c1d" style:font-name="Slack-Lato" fo:font-size="11.25pt" fo:letter-spacing="normal" fo:font-style="normal" fo:font-weight="bold" style:font-weight-asian="bold" style:font-weight-complex="bold"/>
    </style:style>
    <style:style style:name="T24" style:family="text">
      <style:text-properties fo:font-variant="normal" fo:text-transform="none" fo:color="#1d1c1d" style:font-name="Slack-Lato" fo:font-size="11.25pt" fo:letter-spacing="normal" fo:font-style="normal" fo:font-weight="bold" officeooo:rsid="007637c6" style:font-weight-asian="bold" style:font-weight-complex="bold"/>
    </style:style>
    <style:style style:name="T25" style:family="text">
      <style:text-properties fo:font-variant="normal" fo:text-transform="none" fo:color="#1d1c1d" style:font-name="Slack-Lato" fo:font-size="11.25pt" fo:letter-spacing="normal" fo:font-style="normal" officeooo:rsid="007637c6"/>
    </style:style>
    <style:style style:name="T26" style:family="text">
      <style:text-properties fo:font-variant="normal" fo:text-transform="none" fo:color="#1d1c1d" style:font-name="Slack-Lato" fo:font-size="11.25pt" fo:letter-spacing="normal" fo:font-style="normal" officeooo:rsid="0075b2f7"/>
    </style:style>
    <style:style style:name="T27" style:family="text">
      <style:text-properties fo:font-variant="normal" fo:text-transform="none" fo:color="#1d1c1d" style:font-name="Slack-Lato" fo:font-size="11.25pt" fo:letter-spacing="normal" fo:font-style="normal" officeooo:rsid="007419f0"/>
    </style:style>
    <style:style style:name="T28" style:family="text">
      <style:text-properties fo:font-variant="normal" fo:text-transform="none" fo:color="#1d1c1d" style:font-name="Slack-Lato" fo:font-size="11.25pt" fo:letter-spacing="normal" fo:font-style="normal" style:text-underline-style="solid" style:text-underline-width="auto" style:text-underline-color="font-color" fo:font-weight="bold" style:font-weight-asian="bold" style:font-weight-complex="bold"/>
    </style:style>
    <style:style style:name="T29" style:family="text">
      <style:text-properties fo:font-variant="normal" fo:text-transform="none" fo:color="#1d1c1d" style:font-name="Slack-Lato" fo:font-size="11.25pt" fo:letter-spacing="normal" fo:font-style="normal" style:text-underline-style="solid" style:text-underline-width="auto" style:text-underline-color="font-color" fo:font-weight="bold" officeooo:rsid="007637c6" style:font-weight-asian="bold" style:font-weight-complex="bold"/>
    </style:style>
    <style:style style:name="T30" style:family="text">
      <style:text-properties fo:font-variant="normal" fo:text-transform="none" fo:color="#1d1c1d" style:font-name="Slack-Lato" fo:font-size="11.25pt" fo:letter-spacing="normal" fo:font-style="normal" officeooo:rsid="00788bcb"/>
    </style:style>
    <style:style style:name="T31" style:family="text">
      <style:text-properties fo:font-variant="normal" fo:text-transform="none" fo:color="#1d1c1d" style:font-name="Waree1" fo:font-size="11.25pt" fo:letter-spacing="normal" fo:font-style="normal" officeooo:rsid="0075b2f7"/>
    </style:style>
    <style:style style:name="T32" style:family="text">
      <style:text-properties fo:font-variant="normal" fo:text-transform="none" fo:color="#1d1c1d" fo:font-size="11.25pt" fo:letter-spacing="normal" fo:font-style="normal"/>
    </style:style>
    <style:style style:name="T33" style:family="text">
      <style:text-properties fo:font-variant="normal" fo:text-transform="none" fo:color="#1d1c1d" fo:font-size="11.25pt" fo:letter-spacing="normal" fo:font-style="normal" fo:font-weight="bold" style:font-weight-asian="bold" style:font-weight-complex="bold"/>
    </style:style>
    <style:style style:name="T34" style:family="text">
      <style:text-properties fo:font-variant="normal" fo:text-transform="none" fo:color="#1d1c1d" fo:font-size="11.25pt" fo:letter-spacing="normal" fo:font-style="normal" officeooo:rsid="007637c6"/>
    </style:style>
    <style:style style:name="T3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3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37" style:family="text">
      <style:text-properties fo:font-variant="normal" fo:text-transform="none" fo:color="#1d1c1d" fo:font-size="11.25pt" fo:letter-spacing="normal" fo:font-style="normal" officeooo:rsid="007419f0"/>
    </style:style>
    <style:style style:name="T38" style:family="text">
      <style:text-properties fo:font-variant="normal" fo:text-transform="none" fo:color="#1d1c1d" fo:font-size="11.25pt" fo:letter-spacing="normal" fo:font-style="normal" officeooo:rsid="0075b2f7"/>
    </style:style>
    <style:style style:name="T39" style:family="text">
      <style:text-properties fo:font-variant="normal" fo:text-transform="none" fo:color="#1d1c1d" fo:font-size="11.25pt" fo:letter-spacing="normal" fo:font-style="normal" officeooo:rsid="00788bcb"/>
    </style:style>
    <style:style style:name="T40" style:family="text">
      <style:text-properties fo:font-variant="normal" fo:text-transform="none" fo:color="#1d1c1d" fo:font-size="11.25pt" fo:letter-spacing="normal" fo:font-style="normal" officeooo:rsid="0079d4c2"/>
    </style:style>
    <style:style style:name="T41" style:family="text">
      <style:text-properties officeooo:rsid="0017ca02"/>
    </style:style>
    <style:style style:name="T42" style:family="text">
      <style:text-properties officeooo:rsid="0019c318"/>
    </style:style>
    <style:style style:name="T43" style:family="text">
      <style:text-properties style:text-underline-style="solid" style:text-underline-width="auto" style:text-underline-color="font-color" officeooo:rsid="0019c318"/>
    </style:style>
    <style:style style:name="T44" style:family="text">
      <style:text-properties style:text-underline-style="solid" style:text-underline-width="auto" style:text-underline-color="font-color" officeooo:rsid="002ea392"/>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2ea392" style:font-weight-asian="bold" style:font-weight-complex="bold"/>
    </style:style>
    <style:style style:name="T47" style:family="text">
      <style:text-properties style:text-underline-style="solid" style:text-underline-width="auto" style:text-underline-color="font-color" fo:font-weight="bold" officeooo:rsid="004deacb" style:font-weight-asian="bold" style:font-weight-complex="bold"/>
    </style:style>
    <style:style style:name="T48" style:family="text">
      <style:text-properties style:text-underline-style="solid" style:text-underline-width="auto" style:text-underline-color="font-color" fo:font-weight="normal" officeooo:rsid="002ea392" style:font-weight-asian="normal" style:font-weight-complex="normal"/>
    </style:style>
    <style:style style:name="T49" style:family="text">
      <style:text-properties officeooo:rsid="001a999f"/>
    </style:style>
    <style:style style:name="T50" style:family="text">
      <style:text-properties officeooo:rsid="001c7123"/>
    </style:style>
    <style:style style:name="T51" style:family="text">
      <style:text-properties officeooo:rsid="001ccc47"/>
    </style:style>
    <style:style style:name="T52" style:family="text">
      <style:text-properties officeooo:rsid="001dd8ea"/>
    </style:style>
    <style:style style:name="T53" style:family="text">
      <style:text-properties fo:background-color="#eeeeee" loext:char-shading-value="0"/>
    </style:style>
    <style:style style:name="T54" style:family="text">
      <style:text-properties officeooo:rsid="00228837"/>
    </style:style>
    <style:style style:name="T55" style:family="text">
      <style:text-properties officeooo:rsid="00240265"/>
    </style:style>
    <style:style style:name="T56" style:family="text">
      <style:text-properties fo:font-weight="normal" style:font-weight-asian="normal" style:font-weight-complex="normal"/>
    </style:style>
    <style:style style:name="T57" style:family="text">
      <style:text-properties fo:font-weight="normal" officeooo:rsid="002ea392" style:font-weight-asian="normal" style:font-weight-complex="normal"/>
    </style:style>
    <style:style style:name="T58" style:family="text">
      <style:text-properties fo:font-weight="normal" officeooo:rsid="002fc871" style:font-weight-asian="normal" style:font-weight-complex="normal"/>
    </style:style>
    <style:style style:name="T59" style:family="text">
      <style:text-properties fo:font-weight="normal" officeooo:rsid="007163f9" style:font-weight-asian="normal" style:font-weight-complex="normal"/>
    </style:style>
    <style:style style:name="T60" style:family="text">
      <style:text-properties fo:font-weight="normal" officeooo:rsid="00705905" style:font-weight-asian="normal" style:font-weight-complex="normal"/>
    </style:style>
    <style:style style:name="T61" style:family="text">
      <style:text-properties officeooo:rsid="00270b61"/>
    </style:style>
    <style:style style:name="T62" style:family="text">
      <style:text-properties officeooo:rsid="00279514"/>
    </style:style>
    <style:style style:name="T63" style:family="text">
      <style:text-properties officeooo:rsid="002877e0"/>
    </style:style>
    <style:style style:name="T64" style:family="text">
      <style:text-properties officeooo:rsid="0029349b"/>
    </style:style>
    <style:style style:name="T65" style:family="text">
      <style:text-properties officeooo:rsid="002ae53b"/>
    </style:style>
    <style:style style:name="T66" style:family="text">
      <style:text-properties officeooo:rsid="002cd037"/>
    </style:style>
    <style:style style:name="T67" style:family="text">
      <style:text-properties officeooo:rsid="002ea392"/>
    </style:style>
    <style:style style:name="T68" style:family="text">
      <style:text-properties officeooo:rsid="002fc871"/>
    </style:style>
    <style:style style:name="T69" style:family="text">
      <style:text-properties officeooo:rsid="0030a6cc"/>
    </style:style>
    <style:style style:name="T70" style:family="text">
      <style:text-properties officeooo:rsid="003160f9"/>
    </style:style>
    <style:style style:name="T71" style:family="text">
      <style:text-properties officeooo:rsid="003359c4"/>
    </style:style>
    <style:style style:name="T72" style:family="text">
      <style:text-properties officeooo:rsid="00349486"/>
    </style:style>
    <style:style style:name="T73" style:family="text">
      <style:text-properties officeooo:rsid="0034e343"/>
    </style:style>
    <style:style style:name="T74" style:family="text">
      <style:text-properties officeooo:rsid="0035a938"/>
    </style:style>
    <style:style style:name="T75" style:family="text">
      <style:text-properties officeooo:rsid="00372abc"/>
    </style:style>
    <style:style style:name="T76" style:family="text">
      <style:text-properties officeooo:rsid="003a29f8"/>
    </style:style>
    <style:style style:name="T77" style:family="text">
      <style:text-properties officeooo:rsid="003de1b9"/>
    </style:style>
    <style:style style:name="T78" style:family="text">
      <style:text-properties officeooo:rsid="003e35bb"/>
    </style:style>
    <style:style style:name="T79" style:family="text">
      <style:text-properties officeooo:rsid="003fd690"/>
    </style:style>
    <style:style style:name="T80" style:family="text">
      <style:text-properties officeooo:rsid="00401cc3"/>
    </style:style>
    <style:style style:name="T81" style:family="text">
      <style:text-properties officeooo:rsid="0044cdd8"/>
    </style:style>
    <style:style style:name="T82" style:family="text">
      <style:text-properties officeooo:rsid="00471dfd"/>
    </style:style>
    <style:style style:name="T83" style:family="text">
      <style:text-properties officeooo:rsid="004b17ee"/>
    </style:style>
    <style:style style:name="T84" style:family="text">
      <style:text-properties officeooo:rsid="004ce5ee"/>
    </style:style>
    <style:style style:name="T85" style:family="text">
      <style:text-properties officeooo:rsid="004deacb"/>
    </style:style>
    <style:style style:name="T86" style:family="text">
      <style:text-properties officeooo:rsid="004c2674"/>
    </style:style>
    <style:style style:name="T87" style:family="text">
      <style:text-properties officeooo:rsid="004dee19"/>
    </style:style>
    <style:style style:name="T88" style:family="text">
      <style:text-properties officeooo:rsid="004e074e"/>
    </style:style>
    <style:style style:name="T89" style:family="text">
      <style:text-properties officeooo:rsid="0051f3fe"/>
    </style:style>
    <style:style style:name="T90" style:family="text">
      <style:text-properties officeooo:rsid="003aa6ba"/>
    </style:style>
    <style:style style:name="T91" style:family="text">
      <style:text-properties fo:font-style="normal" style:font-style-asian="normal" style:font-style-complex="normal"/>
    </style:style>
    <style:style style:name="T92" style:family="text">
      <style:text-properties fo:font-style="normal" officeooo:rsid="005760f1" style:font-style-asian="normal" style:font-style-complex="normal"/>
    </style:style>
    <style:style style:name="T93" style:family="text">
      <style:text-properties officeooo:rsid="005819e4"/>
    </style:style>
    <style:style style:name="T94" style:family="text">
      <style:text-properties officeooo:rsid="0058fd9e"/>
    </style:style>
    <style:style style:name="T95" style:family="text">
      <style:text-properties officeooo:rsid="0059683e"/>
    </style:style>
    <style:style style:name="T96" style:family="text">
      <style:text-properties officeooo:rsid="005a626c"/>
    </style:style>
    <style:style style:name="T97" style:family="text">
      <style:text-properties officeooo:rsid="005bd9f7"/>
    </style:style>
    <style:style style:name="T98" style:family="text">
      <style:text-properties officeooo:rsid="005eec03"/>
    </style:style>
    <style:style style:name="T99" style:family="text">
      <style:text-properties style:font-name="Waree1" fo:font-size="11pt" style:font-size-asian="11pt" style:font-size-complex="11pt"/>
    </style:style>
    <style:style style:name="T100" style:family="text">
      <style:text-properties officeooo:rsid="006408a1"/>
    </style:style>
    <style:style style:name="T101" style:family="text">
      <style:text-properties officeooo:rsid="006689e1"/>
    </style:style>
    <style:style style:name="T102" style:family="text">
      <style:text-properties officeooo:rsid="00678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89">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41">B</text:span>oth export and export default can be used on any JavaScript type: primitives, objects, arrays, and functions” <text:span text:style-name="T41">from the book.</text:span></text:p>
      <text:p text:style-name="Standard"/>
      <text:p text:style-name="Standard"><text:span text:style-name="T1">Q3.</text:span> How does a module with a single and multiple exports differ when being imported in another module?</text:p>
      <text:p text:style-name="Standard"><text:tab/><text:span text:style-name="T49">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42">1- using </text:span><text:span text:style-name="T43">“import &lt;original-name&gt; as &lt;new-name&gt; from ‘file.js’”</text:span><text:span text:style-name="T42"> the imported resource will be referenced by new-name in that scope;</text:span></text:p>
      <text:p text:style-name="P12"><text:span text:style-name="T42"><text:tab/>2- using </text:span><text:span text:style-name="T43">“import * as &lt;new-name&gt; from ‘file.js’”</text:span><text:span text:style-name="T42">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50">It exports by using </text:span></text:p>
      <text:p text:style-name="P18"><text:tab/><text:tab/>module.exports = &lt;one-resource&gt; or </text:p>
      <text:p text:style-name="P13"><text:tab/><text:tab/><text:span text:style-name="T50">module.exports = {</text:span></text:p>
      <text:p text:style-name="P13"><text:tab/><text:tab/><text:tab/><text:span text:style-name="T50">&lt;resouce-one&gt;,</text:span></text:p>
      <text:p text:style-name="P13"><text:tab/><text:tab/><text:tab/><text:span text:style-name="T50">&lt;resource-two&gt;,</text:span></text:p>
      <text:p text:style-name="P13"><text:tab/><text:tab/><text:tab/>...</text:p>
      <text:p text:style-name="P13"><text:tab/><text:tab/><text:span text:style-name="T50">}</text:span></text:p>
      <text:p text:style-name="P13"><text:tab/><text:span text:style-name="T51">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52">{resource-name, other-resource-name} from file.js</text:span></text:p>
      <text:p text:style-name="P14">- <text:span text:style-name="T52">import {resource-name as otherStuff} from file.js</text:span></text:p>
      <text:p text:style-name="P14"/>
      <text:p text:style-name="Standard"><text:tab/><text:span text:style-name="T49">ES6 uses export and import</text:span></text:p>
      <text:p text:style-name="Standard"><text:tab/><text:span text:style-name="T52">CommonJS exports by using module.exports and import by require</text:span></text:p>
      <text:p text:style-name="Standard"/>
      <text:p text:style-name="Standard"/>
      <text:p text:style-name="P88">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85"><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87"><text:span text:style-name="Source_20_Text">};</text:span></text:p>
      <text:p text:style-name="P15">2- ES2015 introduce a class declaration that works similar to OOP languages</text:p>
      <text:p text:style-name="P85"><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87"><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53">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42">It is an object that will return something in a future </text:span><text:span text:style-name="T54">time</text:span><text:span text:style-name="T42">.</text:span></text:p>
      <text:p text:style-name="Standard"><text:tab/><text:span text:style-name="T55">It allows running asynchronous tasks in order (synchronously).</text:span></text:p>
      <text:p text:style-name="Standard"><text:tab/><text:span text:style-name="T42">It holds 3 possible status: Pending, Resolved and Rejected.</text:span></text:p>
      <text:p text:style-name="Standard"><text:tab/><text:span text:style-name="T42">It can be used to execute asynchronous tasks in a synchronous way.</text:span></text:p>
      <text:p text:style-name="Standard"/>
      <text:p text:style-name="Standard"/>
      <text:p text:style-name="P89">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62">It will handle that function (stored in a variable) to be used as it was a normal variable. For instance, a function ca</text:span><text:span text:style-name="T70">n</text:span><text:span text:style-name="T62"> be passed as argument for another function or returned from another function.</text:span></text:p>
      <text:p text:style-name="Standard"><text:tab/><text:span text:style-name="T62">Functions are data.</text:span></text:p>
      <text:p text:style-name="Standard"/>
      <text:p text:style-name="Standard"><text:span text:style-name="T1">Q2.</text:span> What is declarative programming?</text:p>
      <text:p text:style-name="Standard"><text:tab/><text:span text:style-name="T63">It is a way to use other functions and abstract what they are doing behind the scenes.</text:span></text:p>
      <text:p text:style-name="Standard"><text:tab/><text:span text:style-name="T67">In short: </text:span><text:span text:style-name="T44">imperative is </text:span><text:span text:style-name="T46">how</text:span><text:span text:style-name="T57"> you do, while </text:span><text:span text:style-name="T48">declarative is </text:span><text:span text:style-name="T46">what</text:span><text:span text:style-name="T57"> you do.</text:span></text:p>
      <text:p text:style-name="P50">* metaphor when someone invite someone else over to their place:</text:p>
      <text:p text:style-name="P31"><text:span text:style-name="T56">– declarative: </text:span><text:span text:style-name="T58">3500 Price St.</text:span></text:p>
      <text:p text:style-name="P51">– imperative: Coming from North Boundary, take right at Price St, two blocks after ...</text:p>
      <text:p text:style-name="Standard"/>
      <text:p text:style-name="P35"><text:span text:style-name="T1">Q3.</text:span> Which of the following array methods mutate the object and which don’t?</text:p>
      <text:p text:style-name="P36">* <text:span text:style-name="T71">object and array may be mutate, even using const.</text:span></text:p>
      <text:p text:style-name="P36"><text:span text:style-name="T71">It can be reached by using freeze </text:span><text:span text:style-name="T72">or seal</text:span><text:span text:style-name="T71">.</text:span></text:p>
      <text:p text:style-name="P35"/>
      <text:p text:style-name="P30">Array.push <text:span text:style-name="T66">= MUTATES</text:span></text:p>
      <text:p text:style-name="P30">array.concat <text:span text:style-name="T66">= DOES NOT MUTATE</text:span></text:p>
      <text:p text:style-name="P30">array.splice <text:span text:style-name="T66">= MUTATES</text:span></text:p>
      <text:p text:style-name="P30">array.pop <text:span text:style-name="T66">= MUTATES</text:span></text:p>
      <text:p text:style-name="P30">array.filter <text:span text:style-name="T66">= </text:span><text:s/><text:span text:style-name="T66">DOES NOT MUTATE</text:span></text:p>
      <text:p text:style-name="P30">array.map <text:span text:style-name="T66">= DOES NOT MUTATE</text:span></text:p>
      <text:p text:style-name="P30">array.reduce <text:span text:style-name="T66">= DOES NOT MUTATE</text:span></text:p>
      <text:p text:style-name="P30">array.reduceright <text:span text:style-name="T66">= DOES NOT MUTATE</text:span></text:p>
      <text:p text:style-name="P86"><text:span text:style-name="Source_20_Text"><text:span text:style-name="T17">.push() // =&gt; adds a new item as the last item of the array</text:span></text:span></text:p>
      <text:p text:style-name="P93"><text:span text:style-name="Source_20_Text"><text:span text:style-name="T17">.</text:span></text:span><text:span text:style-name="Source_20_Text"><text:span text:style-name="T18">push() // =&gt; adds a new item as the last item of the array</text:span></text:span></text:p>
      <text:p text:style-name="P93"><text:span text:style-name="Source_20_Text"><text:span text:style-name="T17">.pop() // =&gt; removes the last item of the array</text:span></text:span></text:p>
      <text:p text:style-name="P92"><text:span text:style-name="Source_20_Text"><text:span text:style-name="T17"/></text:span></text:p>
      <text:p text:style-name="P92"><text:span text:style-name="Source_20_Text"><text:span text:style-name="T17">.unshift() // =&gt; adds a new item as the first item of the array</text:span></text:span></text:p>
      <text:p text:style-name="P92"><text:span text:style-name="Source_20_Text"><text:span text:style-name="T17">.shift() // =&gt; removes the first item of the array</text:span></text:span></text:p>
      <text:p text:style-name="P92"/>
      <text:p text:style-name="P92"><text:span text:style-name="Source_20_Text"><text:span text:style-name="T17">.reverse() // =&gt; reverses the order of the array</text:span></text:span></text:p>
      <text:p text:style-name="P92"><text:soft-page-break/></text:p>
      <text:p text:style-name="P92"><text:span text:style-name="Source_20_Text"><text:span text:style-name="T17">.splice() // =&gt; removes/replaces item(s) in the array</text:span></text:span></text:p>
      <text:p text:style-name="P92"/>
      <text:p text:style-name="P92"><text:span text:style-name="Source_20_Text"><text:span text:style-name="T17">.sort() // =&gt; re-orders the items in the array based on their Unicode code points</text:span></text:span></text:p>
      <text:p text:style-name="P92"/>
      <text:p text:style-name="P92"><text:span text:style-name="Source_20_Text"><text:span text:style-name="T17">.copyWithin() // =&gt; copies one part of the array and put it on another part of the same array</text:span></text:span></text:p>
      <text:p text:style-name="P92"/>
      <text:p text:style-name="P92"><text:span text:style-name="Source_20_Text"><text:span text:style-name="T17">.fill() // =&gt; changes some or all items in the array into the value being passed in</text:span></text:span></text:p>
      <text:p text:style-name="P52">–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66">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63">They are functions that will behave the same way when receiving the same data </text:span><text:span text:style-name="T69">(deterministic)</text:span><text:span text:style-name="T63">, </text:span><text:span text:style-name="T64">on the same circumstances,</text:span><text:span text:style-name="T63"> without produce side effects. It means, it receives arguments and return a value without changing the environment.</text:span></text:p>
      <text:p text:style-name="P32"><text:span text:style-name="T68"><text:tab/>T</text:span><text:span text:style-name="T65">he</text:span><text:span text:style-name="T68">ir</text:span><text:span text:style-name="T65"> arguments are treated as immutable data.</text:span></text:p>
      <text:p text:style-name="P32"/>
      <text:p text:style-name="P9">*** <text:span text:style-name="T73">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3">From the book:</text:p>
      <text:p text:style-name="Standard"><text:span text:style-name="T69"><text:tab/>1- </text:span>The function should take in at least one argument.</text:p>
      <text:p text:style-name="Standard"><text:span text:style-name="T69"><text:tab/>2- </text:span>The function should return a value or another function.</text:p>
      <text:p text:style-name="Standard"><text:span text:style-name="T69"><text:tab/>3- </text:span>The function should not change or mutate any of its arguments.</text:p>
      <text:p text:style-name="Standard"/>
      <text:p text:style-name="P34">Discussion after the meeting about testings</text:p>
      <text:p text:style-name="P34">https://www.freecodecamp.org/news/how-to-start-unit-testing-javascript/</text:p>
      <text:p text:style-name="P53">search “design patterns in javascript”</text:p>
      <text:p text:style-name="Standard"/>
      <text:p text:style-name="P89">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0"><text:tab/><text:span text:style-name="T74">It is a function that </text:span><text:span text:style-name="T75">either takes or </text:span><text:span text:style-name="T74">return</text:span><text:span text:style-name="T75">s</text:span><text:span text:style-name="T74"> another function. </text:span></text:p>
      <text:p text:style-name="P40"><text:span text:style-name="T75"><text:tab/>It also</text:span><text:span text:style-name="T74"> can be </text:span><text:span text:style-name="T75">treated as data</text:span><text:span text:style-name="T74">.</text:span></text:p>
      <text:p text:style-name="P54">Arguments vs parameters?</text:p>
      <text:p text:style-name="P59">Argument is the value(s) passed to a function when calling them.</text:p>
      <text:p text:style-name="P59">Parameter is the variable(s) received by a function in its definition.</text:p>
      <text:p text:style-name="P55"/>
      <text:p text:style-name="P54">“<text:span text:style-name="T19">A parameter is a variable in a method definition. When a method is called, the arguments are the data you pass into the method's parameters.”</text:span></text:p>
      <text:p text:style-name="P54"><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0"/>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1">From the book:</text:p>
      <text:p text:style-name="P41">“Recursion is a technique that involves creating functions that recall themselves. Often, when faced with a challenge that involves a loop, a recursive function can be used instead.”</text:p>
      <text:p text:style-name="P41"><text:soft-page-break/></text:p>
      <text:p text:style-name="P41">“Recursion is a pattern that works particularly well with asynchronous processes. Functions can recall themselves when they’re ready, like when the data is available or when a timer has finished.”</text:p>
      <text:p text:style-name="P41"/>
      <text:p text:style-name="P41">“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76">When a function receives the output of another function using dot notation.</text:span></text:p>
      <text:p text:style-name="Standard"/>
      <text:p text:style-name="P41">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6">It is a technique used in Functional Programming paradigm which combines small methods among each other to attain a larger task. The small details will be handled by tiny methods and combined in the end.</text:p>
      <text:p text:style-name="P46"/>
      <text:p text:style-name="P41">From the book:</text:p>
      <text:p text:style-name="P41">“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42">OOP focus on object, which contains data and methods (behaviour) regarding that particular object. <text:span text:style-name="T77">Imperative programming.</text:span></text:p>
      <text:p text:style-name="P42">FP <text:span text:style-name="T79">is based </text:span><text:span text:style-name="T80">o</text:span><text:span text:style-name="T79">n the functions and variables. It </text:span>separes data from behaviour<text:span text:style-name="T77">. Declarative programming.</text:span></text:p>
      <text:p text:style-name="P42"/>
      <text:p text:style-name="P42"><text:a xlink:type="simple" xlink:href="https://www.educba.com/functional-programming-vs-oop/" text:style-name="Internet_20_link" text:visited-style-name="Visited_20_Internet_20_Link">https://www.educba.com/functional-programming-vs-oop/</text:a> </text:p>
      <text:p text:style-name="P42"><text:soft-page-break/>“In functional programming, the main focus of programming is what are we doing. In object-oriented programming, the main focus of programming is how are we doing.”</text:p>
      <text:p text:style-name="P42"/>
      <text:p text:style-name="P42"><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42"/>
      <text:p text:style-name="P48"><text:span text:style-name="T77">FP </text:span><text:span text:style-name="T78">uses</text:span><text:span text:style-name="T77"> immutability while OOP changes the object.</text:span></text:p>
      <text:p text:style-name="P47"/>
      <text:p text:style-name="P49">In my opinion, FP is more evolutive because one can uses functions as they need.</text:p>
      <text:p text:style-name="P49">I think OOP will need the foundation, the classes. It can lead to an overhead.</text:p>
      <text:p text:style-name="P49"><text:s/></text:p>
      <text:p text:style-name="P42">FP pros:</text:p>
      <text:p text:style-name="P45">– </text:p>
      <text:p text:style-name="P45">– </text:p>
      <text:p text:style-name="P42">FP cons:</text:p>
      <text:p text:style-name="P42">– </text:p>
      <text:p text:style-name="P42">– </text:p>
      <text:p text:style-name="P42"/>
      <text:p text:style-name="P42">OOP pros:</text:p>
      <text:p text:style-name="P42">– </text:p>
      <text:p text:style-name="P42">– </text:p>
      <text:p text:style-name="P42">OOP cons:</text:p>
      <text:p text:style-name="P42">– </text:p>
      <text:p text:style-name="P43">– </text:p>
      <text:p text:style-name="P43"/>
      <text:p text:style-name="P90">Chapter 4 "How React Works" - Feb 2nd 7pm</text:p>
      <text:p text:style-name="P43"/>
      <text:p text:style-name="P43"><text:span text:style-name="T1">Q1.</text:span> Why do we need to import React and ReactDOM libraries instead of importing just React?</text:p>
      <text:p text:style-name="P68">React and ReactD<text:span text:style-name="T96">OM</text:span> are both React libraries.</text:p>
      <text:p text:style-name="P67">React library manipulates <text:span text:style-name="T96">DOM</text:span> elements – <text:span text:style-name="T96">the UI</text:span>. <text:span text:style-name="T97">In other words, instead of using document.createElements, document.appendChild, etc for instance, we can use React.createElement(“div”, {id: “root”}, React.createElement(“h1”, {id: title}, “Title”)</text:span></text:p>
      <text:p text:style-name="P73">(it gives a div with a children H1)</text:p>
      <text:p text:style-name="P66">ReactDOM renders react elements in the browser, in other words, ReactDOM presents that UI, <text:span text:style-name="T89">and for that, it runs the </text:span><text:span text:style-name="T10">Diffing Algorithm</text:span><text:span text:style-name="T90">, </text:span><text:span text:style-name="T89">which checks whether there are changes to be updated.</text:span></text:p>
      <text:p text:style-name="P43"/>
      <text:p text:style-name="P43"/>
      <text:p text:style-name="P43"><text:span text:style-name="T1">Q2.</text:span> <text:span text:style-name="T99">What does AJAX stand for and how did it change the way pages were loaded in the browser?</text:span></text:p>
      <text:p text:style-name="P76"><text:tab/><text:span text:style-name="T82">AJAX stands for Asynchronous Javascript And XML. </text:span><text:span text:style-name="T98">It</text:span><text:span text:style-name="T20"> is a technique for accessing web servers from a web page – </text:span><text:span text:style-name="T21">send and receive data without a page refresh</text:span><text:span text:style-name="T20">.</text:span></text:p>
      <text:p text:style-name="P76"><text:tab/><text:span text:style-name="T82">It brought the Single Page Application concept, which allows an entire web application be loaded in a single page and has Javascript to update the interface, instead of having multiple HTML pages linking to themselves.</text:span></text:p>
      <text:p text:style-name="P76"/>
      <text:p text:style-name="P76">“AJAX just uses a combination of:</text:p>
      <text:p text:style-name="P76"><text:tab/>– A browser built-in XMLHttpRequest object (to request data from a web server)</text:p>
      <text:p text:style-name="P76"><text:tab/>– JavaScript and HTML DOM (to display or use the data)”</text:p>
      <text:p text:style-name="P76"><text:a xlink:type="simple" xlink:href="https://www.w3schools.com/xml/ajax_intro.asp" text:style-name="Internet_20_link" text:visited-style-name="Visited_20_Internet_20_Link">https://www.w3schools.com/xml/ajax_intro.asp</text:a> </text:p>
      <text:p text:style-name="P76"/>
      <text:p text:style-name="P78"><text:tab/>It can transport XML, JSON and pure Text.</text:p>
      <text:p text:style-name="P76"><text:tab/><text:span text:style-name="T100">It is available in most browser by the object </text:span><text:span text:style-name="T11">XMLHttpRequest</text:span><text:span text:style-name="T100">.</text:span></text:p>
      <text:p text:style-name="P76"/>
      <text:p text:style-name="P77"><text:span text:style-name="T101">1- “let connection = new XMLHttpRequest” // create</text:span><text:span text:style-name="T102">s</text:span><text:span text:style-name="T101"> a new AJAX object</text:span></text:p>
      <text:p text:style-name="P79">2- connection.open(“GET”, “<text:span text:style-name="T102">file.txt”, true); <text:s/>// method, target, and whether async or not</text:span></text:p>
      <text:p text:style-name="P80">3- connection.send() // it will fire the line above</text:p>
      <text:p text:style-name="P80">4- connection.onload = (param) =&gt; callback // executes a function as soon it is load</text:p>
      <text:p text:style-name="P43"><text:a xlink:type="simple" xlink:href="https://www.youtube.com/watch?v=82hnvUYY6QA" text:style-name="Internet_20_link" text:visited-style-name="Visited_20_Internet_20_Link">https://www.youtube.com/watch?v=82hnvUYY6QA</text:a> </text:p>
      <text:p text:style-name="P43"/>
      <text:p text:style-name="P43"><text:soft-page-break/><text:span text:style-name="T1">Q3.</text:span> What are class components? What are the lifecycle methods of class components?</text:p>
      <text:p text:style-name="P65">It is one way of creating React components which extends React.Component class. Actually it is a<text:span text:style-name="T84">n</text:span> old way to create components and is on the path to deprecatio<text:span text:style-name="T83">n.</text:span></text:p>
      <text:p text:style-name="P65"/>
      <text:p text:style-name="P62">There are 3 stages of lifecycle, each has a set of possible lifecycle methods (the main ones follow below):</text:p>
      <text:p text:style-name="P62">– Mounting: constructor(), render(), and componenetDidMount()</text:p>
      <text:p text:style-name="P62">– Updating: componentDidUpdate()</text:p>
      <text:p text:style-name="P62">– Unmonting: componentWillUnmount()</text:p>
      <text:p text:style-name="P62">* render() method is the only required method in a class component.</text:p>
      <text:p text:style-name="P63">* render() will not be invoked if shouldComponentUpdate() returns false.</text:p>
      <text:p text:style-name="P63"/>
      <text:p text:style-name="P63"><text:span text:style-name="T86">* </text:span><text:a xlink:type="simple" xlink:href="https://reactjs.org/docs/react-component.html" text:style-name="Internet_20_link" text:visited-style-name="Visited_20_Internet_20_Link"><text:span text:style-name="T86">https://reactjs.org/docs/react-component.html</text:span></text:a></text:p>
      <text:p text:style-name="P61"/>
      <text:p text:style-name="P61"><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1">* <text:a xlink:type="simple" xlink:href="https://projects.wojtekmaj.pl/react-lifecycle-methods-diagram/" text:style-name="Internet_20_link" text:visited-style-name="Visited_20_Internet_20_Link">https://projects.wojtekmaj.pl/react-lifecycle-methods-diagram/</text:a></text:p>
      <text:p text:style-name="P43"/>
      <text:p text:style-name="P43"/>
      <text:p text:style-name="P43"><text:span text:style-name="T1">Q4.</text:span> What is JSX?</text:p>
      <text:p text:style-name="P60">From the book: </text:p>
      <text:p text:style-name="P60">“JSX is a tag-based JavaScript syntax that looks a lot like HTML.”</text:p>
      <text:p text:style-name="P60"/>
      <text:p text:style-name="P60"><text:soft-page-break/>“JSX is a JavaScript Extension Syntax used in React to easily write HTML and JavaScript together.”</text:p>
      <text:p text:style-name="P60"><text:a xlink:type="simple" xlink:href="https://www.freecodecamp.org/news/jsx-in-react-introduction/" text:style-name="Internet_20_link" text:visited-style-name="Visited_20_Internet_20_Link">https://www.freecodecamp.org/news/jsx-in-react-introduction/</text:a> </text:p>
      <text:p text:style-name="P60"/>
      <text:p text:style-name="P43">It stands for <text:span text:style-name="T81">Javascript XML.</text:span></text:p>
      <text:p text:style-name="P56">It allows to handle HTML while writing JS code.</text:p>
      <text:p text:style-name="P58"/>
      <text:p text:style-name="P57">In another words, it is a JS code that can deal with tags like it was HTML tags.</text:p>
      <text:p text:style-name="P43"/>
      <text:p text:style-name="P4">Comparison:</text:p>
      <text:p text:style-name="P56"><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56"/>
      <text:p text:style-name="P38">– With JSX</text:p>
      <text:p text:style-name="P56">const myelement = &lt;h1&gt;I Love JSX!&lt;/h1&gt;;</text:p>
      <text:p text:style-name="P56">ReactDOM.render(myelement, document.getElementById('root'));</text:p>
      <text:p text:style-name="P43"/>
      <text:p text:style-name="P39">– <text:span text:style-name="T81">Without JSX</text:span></text:p>
      <text:p text:style-name="P43">const myelement = React.createElement('h1', {}, 'I do not use JSX!');</text:p>
      <text:p text:style-name="P43">ReactDOM.render(myelement, document.getElementById('root'));</text:p>
      <text:p text:style-name="P43"/>
      <text:p text:style-name="P97">The browser does not understand JSX. Babel (or other JS transpiler) translates the code to the browser.</text:p>
      <text:p text:style-name="P43"/>
      <text:p text:style-name="P43"><text:span text:style-name="T1">Interview Question:</text:span> </text:p>
      <text:p text:style-name="P3"><text:span text:style-name="T87">1</text:span>– How React works?</text:p>
      <text:p text:style-name="P43">React is a JavaScript Library used to handle User Interface.</text:p>
      <text:p text:style-name="P43">It works by handling HTML elements using React library, and renders its components to the UI with ReactDOM.</text:p>
      <text:p text:style-name="P43">In other words, it manages the HTML elements tree - also known as DOM.</text:p>
      <text:p text:style-name="P43"/>
      <text:p text:style-name="P37">React Core</text:p>
      <text:p text:style-name="P71"><text:span text:style-name="T90">React </text:span><text:span text:style-name="T94">handles all the DOM API transparently. Do not need document.getElementByID, document.createElement, </text:span><text:span text:style-name="T95">document.createTextNode,</text:span><text:span text:style-name="T94"> </text:span><text:span text:style-name="T95">document.</text:span><text:span text:style-name="T94">appendChild, </text:span><text:span text:style-name="T95">etc.</text:span></text:p>
      <text:p text:style-name="P72">It will uses React.createElement, for instance.</text:p>
      <text:p text:style-name="P72">JSX easier that work by enabling the use of the tags. Example: Instead of</text:p>
      <text:p text:style-name="P72">const x = createElement(“h1”, {id: “title”}, “Site’s Title”);</text:p>
      <text:p text:style-name="P72"><text:soft-page-break/><text:s/>we can do</text:p>
      <text:p text:style-name="P72">const x = &lt;h1 id = “title”&gt;Ste’s title&lt;/h1&gt;;</text:p>
      <text:p text:style-name="P74">So, in essence, React handles with DOM elements in a transparent way, without needing to write in the HTML API.</text:p>
      <text:p text:style-name="P44"><text:span text:style-name="T95">React </text:span>keeps a copy of the DOM (virtual DOM object). Each time there is a change in the UI, it will change the virtual DOM and compare it against the real DOM using an algorithm called <text:span text:style-name="T45">Diffing Algorithm</text:span>. <text:s/>Thus, It will re-render only the elements that have been changed.</text:p>
      <text:p text:style-name="P43"/>
      <text:p text:style-name="P43"><text:a xlink:type="simple" xlink:href="https://www.geeksforgeeks.org/how-react-and-reactdom-works/" text:style-name="Internet_20_link" text:visited-style-name="Visited_20_Internet_20_Link">https://www.geeksforgeeks.org/how-react-and-reactdom-works/</text:a> </text:p>
      <text:p text:style-name="P43"><text:a xlink:type="simple" xlink:href="http://www.freecodecamp.org/news/react-under-the-hood/amp/" text:style-name="Internet_20_link" text:visited-style-name="Visited_20_Internet_20_Link">www.freecodecamp.org/news/react-under-the-hood/amp/</text:a></text:p>
      <text:p text:style-name="P43"><text:a xlink:type="simple" xlink:href="https://youtu.be/TjnyFNxQ67Y" text:style-name="Internet_20_link" text:visited-style-name="Visited_20_Internet_20_Link">https://youtu.be/TjnyFNxQ67Y</text:a></text:p>
      <text:p text:style-name="P43"><text:a xlink:type="simple" xlink:href="https://youtu.be/mLMfx8BEt8g" text:style-name="Internet_20_link" text:visited-style-name="Visited_20_Internet_20_Link">https://youtu.be/mLMfx8BEt8g</text:a></text:p>
      <text:p text:style-name="P43"><text:a xlink:type="simple" xlink:href="https://youtu.be/gApwC9Ek9yo" text:style-name="Internet_20_link" text:visited-style-name="Visited_20_Internet_20_Link">https://youtu.be/gApwC9Ek9yo</text:a></text:p>
      <text:p text:style-name="P43"/>
      <text:p text:style-name="P43"><text:span text:style-name="T45">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43"/>
      <text:p text:style-name="P43"/>
      <text:p text:style-name="P37">Elements vs Components</text:p>
      <text:p text:style-name="P43">The smallest unit in React is called element. It resembles an HTML element such as button, h1, div and so on. Under the hood, a React element is a Javascript object that contains data necessary to create an HTML element, which will be an DOM element. </text:p>
      <text:p text:style-name="P43">An element also may contain other elements.</text:p>
      <text:p text:style-name="P70">A React Elements is created by <text:span text:style-name="T9">React.createElement(type, [props], [...children])</text:span><text:span text:style-name="T91"> </text:span><text:span text:style-name="T92">method.</text:span></text:p>
      <text:p text:style-name="P43">When an element or a set of them are exported, they will be<text:span text:style-name="T93">come</text:span> a <text:span text:style-name="T93">React </text:span>component.</text:p>
      <text:p text:style-name="P43"/>
      <text:p text:style-name="P43">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43"/>
      <text:p text:style-name="P43"><text:a xlink:type="simple" xlink:href="https://ui.dev/react-elements-vs-react-components/" text:style-name="Internet_20_link" text:visited-style-name="Visited_20_Internet_20_Link">https://ui.dev/react-elements-vs-react-components/</text:a> </text:p>
      <text:p text:style-name="P43"/>
      <text:p text:style-name="P37"><text:soft-page-break/>Wh<text:span text:style-name="T87">y</text:span> should I use React</text:p>
      <text:p text:style-name="P43">– It handles data (Javascript), allowing dynamic pages.</text:p>
      <text:p text:style-name="P43">– It optimizes the rendering process, which avoids changing the whole page each time there is a change. </text:p>
      <text:p text:style-name="P43">– JSX simplifies the way to combine HTML and Javascript.</text:p>
      <text:p text:style-name="P43">– SPA (Single Page Application) loads one HTML file, instead of querying a new file at each clicking or API request.</text:p>
      <text:p text:style-name="P69">To summarize, it handles the complexity of handling the UI (HTML, Javascript, CSS, variables, rendering process).</text:p>
      <text:p text:style-name="P43"/>
      <text:p text:style-name="P43">React itself also utilizes the MVC pattern:</text:p>
      <text:p text:style-name="P84"/>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43"/>
      <text:p text:style-name="P43"/>
      <text:p text:style-name="P3">– How Virtual-DOM works in React?</text:p>
      <text:p text:style-name="P64"><text:span text:style-name="T85">React keeps a copy of the DOM. This copy is a tree of Javascript objects. The user’s UI will change the virtual DOM and compares with the real one using an algorithm called </text:span><text:span text:style-name="T47">Diffing Algorithm</text:span><text:span text:style-name="T85">, </text:span><text:span text:style-name="T88">modifying only the actual changes</text:span><text:span text:style-name="T85">.</text:span></text:p>
      <text:p text:style-name="P42"/>
      <text:p text:style-name="P23"/>
      <text:p text:style-name="P91">Chapter 5 - React with JSX (React Elements as JSX, Babel, Recipes as JSX, React Fragments).</text:p>
      <text:p text:style-name="P24"/>
      <text:p text:style-name="P26">Using the cdns* and the script type=“text/babel”, recreate the Delicious Recipes code using another fake - or real - dataset (array) and share your code with the group. i.e. School Names, Addresses and Programs; Cars names, prices and available colours; etc.</text:p>
      <text:p text:style-name="P26">We’ll notice that the process of looping through data - or consuming data from an API - and rendering UI is basically the same despite of the industry of the app (Food, Cars, Educational, Hotels, BnB, Movies, etc).</text:p>
      <text:p text:style-name="P26">*Feel free to start a new app and run node if you prefer that.</text:p>
      <text:p text:style-name="P26"/>
      <text:p text:style-name="P26"/>
      <text:p text:style-name="P27">From the book:</text:p>
      <text:p text:style-name="P27"/>
      <text:p text:style-name="P27"><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27">“JSX looks clean and readable, but it can’t be interpreted with a browser. All JSX must be converted into createElement calls. Luckily, there’s an excellent tool for this task: <text:span text:style-name="T45">Babel</text:span>.”</text:p>
      <text:p text:style-name="P27"/>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45">Babel</text:span> is designed to do.”</text:p>
      <text:p text:style-name="P75"/>
      <text:p text:style-name="P81">Babel started in September/2014 being called as 6to5 due to be aimed to solve the current problem: the browsers supported more ES5 than ES6. In February/2015 it was renamed to Babel. Lately, it also supported the conversion of JSX into pure Javascript.</text:p>
      <text:p text:style-name="P81"/>
      <text:p text:style-name="P82">React Fragments<text:span text:style-name="T56"> are used to wrapper more than one React Element without a whole element such as </text:span><text:span text:style-name="T12">div</text:span><text:span text:style-name="T56">. </text:span><text:span text:style-name="T59">It is a way to avoid the whole set of properties of a normal wrapper. On the other hand, it is NOT possible to have settings (properties such as borders, CSS position, CSS behaviours...)</text:span></text:p>
      <text:p text:style-name="P95"><text:soft-page-break/>Its usage:</text:p>
      <text:p text:style-name="P95">&lt;React.Fragment&gt;</text:p>
      <text:p text:style-name="P95">&lt;/React.Fragment&gt;</text:p>
      <text:p text:style-name="P83"><text:span text:style-name="T56">or, i</text:span><text:span text:style-name="T60">ts shorthand:</text:span></text:p>
      <text:p text:style-name="P96"><text:s/>&lt;&gt; </text:p>
      <text:p text:style-name="P96"><text:s/>&lt;/&gt;</text:p>
      <text:p text:style-name="P96"/>
      <text:p text:style-name="P96"/>
      <text:p text:style-name="P102"/>
      <text:p text:style-name="P98"><text:span text:style-name="T33">Chapter 5 - Part II - React with JSX (Intro to webpack, Creating the Project, Source Mapping, Create React App).</text:span></text:p>
      <text:p text:style-name="P98"><text:line-break/><text:span text:style-name="T33">Q1.</text:span><text:span text:style-name="T32"> What tools do you use for code compilation? I.E. Webpack, parcel, babel.</text:span></text:p>
      <text:p text:style-name="P98"><text:span text:style-name="T32"><text:tab/></text:span><text:span text:style-name="T34">The default in create-react-app, which are webpack (bundle) and babel (transpile).</text:span></text:p>
      <text:p text:style-name="P100"><text:span text:style-name="T34"/></text:p>
      <text:p text:style-name="P100"><text:span text:style-name="T36">W</text:span><text:span text:style-name="T35">ebpack</text:span><text:span text:style-name="T32"> </text:span><text:span text:style-name="T37">allow</text:span><text:span text:style-name="T32">s</text:span><text:span text:style-name="T37"> split</text:span><text:span text:style-name="T32">ing</text:span><text:span text:style-name="T3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99"><text:span text:style-name="T38"/></text:p>
      <text:p text:style-name="P98"><text:line-break/><text:span text:style-name="T33">Q2.</text:span><text:span text:style-name="T32"> Aside from code compilation, what else can webpack - or other bundlers – handle?</text:span></text:p>
      <text:p text:style-name="P99"><text:span text:style-name="T32">“– Code splitting: Splits up your code into different chunks that can be loaded when you need them. Sometimes these are called rollups or layers; the aim is to break up code as needed for different pages or devices.</text:span></text:p>
      <text:p text:style-name="P98"><text:span text:style-name="T32"/></text:p>
      <text:p text:style-name="P98"><text:span text:style-name="T32">– Minification: Removes whitespace, line breaks, lengthy variable names, and unnecessary code to reduce the file size.</text:span></text:p>
      <text:p text:style-name="P98"><text:span text:style-name="T32"/></text:p>
      <text:p text:style-name="P98"><text:span text:style-name="T32">– Feature Flagging: Sends code to one or more—but not all—environments when testing out features.</text:span></text:p>
      <text:p text:style-name="P98"><text:span text:style-name="T32"/></text:p>
      <text:p text:style-name="P98"><text:span text:style-name="T32">– Hot Module Replacement (HMR): Watches for changes in source code. Changes only the updated modules immediately.”</text:span></text:p>
      <text:p text:style-name="P98"/>
      <text:p text:style-name="P98"><text:line-break/><text:span text:style-name="T33">Q3.</text:span><text:span text:style-name="T32"> What benefits do we developers gain by using a tool like webpack?</text:span></text:p>
      <text:p text:style-name="P99"><text:span text:style-name="T38">“</text:span></text:p>
      <text:p text:style-name="P99"><text:span text:style-name="T38">–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span></text:p>
      <text:p text:style-name="P99"><text:soft-page-break/><text:span text:style-name="T38"/></text:p>
      <text:p text:style-name="P99"><text:span text:style-name="T38">– Composition: With modules, we can build small, simple, reusable React components that we can compose efficiently into applications. Smaller components are easier to comprehend, test, and reuse. They’re also easier to replace down the line when enhancing applications.</text:span></text:p>
      <text:p text:style-name="P99"><text:span text:style-name="T38"/></text:p>
      <text:p text:style-name="P99"><text:span text:style-name="T38">–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span></text:p>
      <text:p text:style-name="P99"><text:span text:style-name="T38"/></text:p>
      <text:p text:style-name="P99"><text:span text:style-name="T38">–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span></text:p>
      <text:p text:style-name="P99"><text:span text:style-name="T38">“</text:span></text:p>
      <text:p text:style-name="P99"/>
      <text:p text:style-name="P99"><text:line-break/><text:span text:style-name="T33">Q4.</text:span><text:span text:style-name="T32"> What is the benefit of splitting code in multiple files or modules?</text:span></text:p>
      <text:p text:style-name="P101"><text:span text:style-name="T32"><text:tab/>It gives a better organization, turning the code easier to read/understand, and </text:span><text:span text:style-name="T39">also allows team-work due to the responsibilities may be split </text:span><text:span text:style-name="T40">(even in different files) </text:span><text:span text:style-name="T39">among the team members.</text:span></text:p>
      <text:p text:style-name="P98"><text:line-break/><text:span text:style-name="T33">Q5.</text:span><text:span text:style-name="T32"> What is the benefit of adding “source-map” to the webpack configuration?</text:span></text:p>
      <text:p text:style-name="P98"><text:span text:style-name="T32"><text:tab/>“Bundling our code into a single file can cause some setbacks when it comes time to debug the application in the browser. We can eliminate this problem by providing a source map. A source map is a file that maps a bundle to the original source files.”</text:span></text:p>
      <text:p text:style-name="P88"/>
      <text:p text:style-name="P28">https://dev.to/loujaybee/using-create-react-app-with-express</text:p>
      <text:p text:style-name="P28">Build a tutorial with all the steps to build and deploy, passing through db </text:p>
      <text:p text:style-name="P28">1- write a react FE app</text:p>
      <text:p text:style-name="P28">2- write BE api</text:p>
      <text:p text:style-name="P28">3- access mongo locally and mongoatlas</text:p>
      <text:p text:style-name="P28">locally - mongo, use db, ... port 27001 (like this)</text:p>
      <text:p text:style-name="P28">atlas – all clusters (top right side) ...</text:p>
      <text:p text:style-name="P28">4 – on BE set models and configure the connection</text:p>
      <text:p text:style-name="P28">5- integrate BE and FE</text:p>
      <text:p text:style-name="P28"><text:s/>first using proxy, instead of long address</text:p>
      <text:p text:style-name="P28"><text:s/>after, building a prod version of FE, copying to /public and setting express to get it</text:p>
      <text:p text:style-name="P28">6- set heroku</text:p>
      <text:p text:style-name="P29"><text:s/><text:span text:style-name="T61">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15T14:52:50.342765375</dc:date>
    <meta:editing-duration>P12DT4H53M8S</meta:editing-duration>
    <meta:editing-cycles>76</meta:editing-cycles>
    <meta:generator>LibreOffice/6.4.1.2$Linux_X86_64 LibreOffice_project/4d224e95b98b138af42a64d84056446d09082932</meta:generator>
    <meta:document-statistic meta:table-count="0" meta:image-count="3" meta:object-count="0" meta:page-count="21" meta:paragraph-count="336" meta:word-count="4158" meta:character-count="26550" meta:non-whitespace-character-count="22535"/>
  </office:meta>
</office:document-meta>
</file>